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2" style:family="paragraph" style:parent-style-name="Standard" style:master-page-name="Standard">
      <loext:graphic-properties draw:fill="solid" draw:fill-color="#ffffff"/>
      <style:paragraph-properties fo:margin-top="0cm" fo:margin-bottom="0cm" loext:contextual-spacing="false" fo:line-height="100%" style:page-number="auto" fo:background-color="#ffffff"/>
      <style:text-properties officeooo:rsid="0005f8ab" officeooo:paragraph-rsid="0005f8ab"/>
    </style:style>
    <style:style style:name="P3" style:family="paragraph" style:parent-style-name="Standard">
      <loext:graphic-properties draw:fill="solid" draw:fill-color="#ffffff"/>
      <style:paragraph-properties fo:margin-top="0cm" fo:margin-bottom="0.185cm" loext:contextual-spacing="false" fo:line-height="100%" fo:background-color="#ffffff"/>
    </style:style>
    <style:style style:name="T1" style:family="text">
      <style:text-properties fo:color="#2a2a2a" style:font-name="Arial" fo:font-size="12pt" fo:font-weight="bold" style:font-size-asian="12pt" style:language-asian="en" style:country-asian="US" style:font-weight-asian="bold" style:font-name-complex="Arial1" style:font-size-complex="12pt" style:font-weight-complex="bold"/>
    </style:style>
    <style:style style:name="T2" style:family="text">
      <style:text-properties fo:color="#2a2a2a" style:font-name="Tahoma" fo:font-size="12pt" fo:font-weight="bold" style:font-size-asian="12pt" style:language-asian="en" style:country-asian="US" style:font-weight-asian="bold" style:font-name-complex="Tahoma1" style:font-size-complex="12pt" style:font-weight-complex="bold"/>
    </style:style>
    <style:style style:name="T3" style:family="text">
      <style:text-properties fo:color="#0066cc" style:font-name="Arial" fo:font-size="12pt" style:text-underline-style="solid" style:text-underline-width="auto" style:text-underline-color="font-color" fo:font-weight="bold" style:font-size-asian="12pt" style:language-asian="en" style:country-asian="US" style:font-weight-asian="bold" style:font-name-complex="Arial1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ozanoleo@gmail.com</text:span></text:p>
      <text:p text:style-name="P1"><text:span text:style-name="T1"/></text:p>
      <text:p text:style-name="P1"><text:span text:style-name="T1">ecampitelli.com.ar<text:line-break/>  <text:line-break/>Servidor primario:<text:line-break/>- 200.58.112.193<text:line-break/>- ns3.hostmar.com</text:span></text:p>
      <text:p text:style-name="P1"><text:span text:style-name="T2"> </text:span></text:p>
      <text:p text:style-name="P1"><text:span text:style-name="T1">Servidor secundario:<text:line-break/>- 200.58.112.101<text:line-break/>- ns4.hostmar.com</text:span></text:p>
      <text:p text:style-name="P1"><text:span text:style-name="T2"> </text:span></text:p>
      <text:p text:style-name="P1"><text:span text:style-name="T2"><text:line-break/></text:span><text:span text:style-name="T1">Entidad Administradora: Luciana Cabanillas<text:line-break/>Contacto Técnico: Luciana Cabanillas</text:span></text:p>
      <text:p text:style-name="P1"><text:span text:style-name="T2"> </text:span></text:p>
      <text:p text:style-name="P1"><text:span text:style-name="T2"> </text:span></text:p>
      <text:p text:style-name="P1"><text:span text:style-name="T2"> </text:span></text:p>
      <text:p text:style-name="P1"><text:span text:style-name="T1">usuario: enrique <text:line-break/>password: bariloche</text:span></text:p>
      <text:p text:style-name="P1"><text:span text:style-name="T2"> </text:span></text:p>
      <text:p text:style-name="P1"><text:span text:style-name="T1">DATOS DEL PANEL DE CONTROL</text:span></text:p>
      <text:p text:style-name="P1"><text:span text:style-name="T2"> </text:span></text:p>
      <text:p text:style-name="P1"><text:a xlink:type="simple" xlink:href="http://www.ecampitelli/dpanel" text:style-name="Internet_20_link" text:visited-style-name="Visited_20_Internet_20_Link"><text:span text:style-name="T3">http://www.ecampitelli/dpanel</text:span></text:a><text:span text:style-name="T2"><text:line-break/></text:span><text:a xlink:type="simple" xlink:href="http://200.58.121.59/dpanel" text:style-name="Internet_20_link" text:visited-style-name="Visited_20_Internet_20_Link"><text:span text:style-name="T3">http://200.58.121.59/dpanel</text:span></text:a><text:span text:style-name="T2"><text:line-break/></text:span><text:span text:style-name="T1">usuario: enrique<text:line-break/>password: bariloche</text:span></text:p>
      <text:p text:style-name="P1"><text:span text:style-name="T2"> </text:span></text:p>
      <text:p text:style-name="P1"><text:span text:style-name="T2"> </text:span></text:p>
      <text:p text:style-name="P1"><text:span text:style-name="T2"> </text:span></text:p>
      <text:p text:style-name="P1"><text:span text:style-name="T1">FTP Host Address : 200.58.121.59</text:span></text:p>
      <text:p text:style-name="P1"><text:span text:style-name="T2"> </text:span></text:p>
      <text:p text:style-name="P1"><text:span text:style-name="T2"><text:line-break/></text:span><text:span text:style-name="T1">DAtos de ftp: para subir archivos a la web!!!!!!!</text:span></text:p>
      <text:p text:style-name="P1"><text:span text:style-name="T2"> </text:span></text:p>
      <text:p text:style-name="P1"><text:span text:style-name="T1">servidor ftp: </text:span><text:a xlink:type="simple" xlink:href="ftp://ftp.ecampitelli.com.ar/" text:style-name="Internet_20_link" text:visited-style-name="Visited_20_Internet_20_Link"><text:span text:style-name="T3">ftp.ecampitelli.com.ar</text:span></text:a></text:p>
      <text:p text:style-name="P1"><text:span text:style-name="T2"> </text:span></text:p>
      <text:p text:style-name="P1"><text:span text:style-name="T1">UserName: </text:span><text:a xlink:type="simple" xlink:href="mailto:enrique@ecampitelli.com.ar" text:style-name="Internet_20_link" text:visited-style-name="Visited_20_Internet_20_Link"><text:span text:style-name="T3">enrique@ecampitelli.com.ar</text:span></text:a><text:span text:style-name="T1"> <text:line-break/>PassWord: Bariloche2</text:span></text:p>
      <text:p text:style-name="P1"><text:span text:style-name="T2"> </text:span></text:p>
      <text:p text:style-name="P1"><text:span text:style-name="T2"> </text:span></text:p>
      <text:p text:style-name="P1"><text:span text:style-name="T2"><text:line-break/></text:span><text:span text:style-name="T1">IMPORTANTE: Subir los archivos de su sitio a las carpetas</text:span></text:p>
      <text:p text:style-name="P1"><text:span text:style-name="T2"> </text:span></text:p>
      <text:p text:style-name="P1"><text:span text:style-name="T1">"www" o bien "public_html"</text:span></text:p>
      <text:p text:style-name="P1"><text:span text:style-name="T2"> </text:span></text:p>
      <text:p text:style-name="P1"><text:span text:style-name="T1">CUALQUIER METIDA DE PATA SE FACTURARÁ.</text:span></text:p>
      <text:p text:style-name="P1"><text:span text:style-name="T2"> </text:span></text:p>
      <text:p text:style-name="P1"><text:span text:style-name="T1">Saludos.</text:span></text:p>
      <text:p text:style-name="P1"><text:span text:style-name="T2"> </text:span></text:p>
      <text:p text:style-name="P3"><text:soft-page-break/><text:span text:style-name="T1">Leonardo Lozan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language="en" fo:country="US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campitelli</dc:title>
    <meta:initial-creator>WinuE</meta:initial-creator>
    <meta:editing-cycles>4</meta:editing-cycles>
    <meta:print-date>2010-08-11T21:42:00</meta:print-date>
    <meta:creation-date>2017-02-07T19:20:00</meta:creation-date>
    <dc:date>2017-02-07T16:32:46.087944451</dc:date>
    <meta:editing-duration>PT7M40S</meta:editing-duration>
    <meta:generator>LibreOffice/5.2.4.2$Linux_X86_64 LibreOffice_project/20m0$Build-2</meta:generator>
    <meta:document-statistic meta:table-count="0" meta:image-count="0" meta:object-count="0" meta:page-count="2" meta:paragraph-count="35" meta:word-count="81" meta:character-count="726" meta:non-whitespace-character-count="634"/>
    <meta:user-defined meta:name="AppVersion">12.0000</meta:user-defined>
    <meta:user-defined meta:name="Company">Windows u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" xlink:href=""/>
  </office:meta>
</office:document-meta>
</file>